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399cm"/>
    </style:style>
    <style:style style:name="Tabla1.B" style:family="table-column">
      <style:table-column-properties style:column-width="3.401cm"/>
    </style:style>
    <style:style style:name="Tabla1.E" style:family="table-column">
      <style:table-column-properties style:column-width="3.413cm"/>
    </style:style>
    <style:style style:name="Tabla1.A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7da7d8" fo:padding="0.097cm" fo:border="0.05pt solid #000000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01cm" style:rel-column-width="13107*"/>
    </style:style>
    <style:style style:name="Tabla3.A1" style:family="table-cell">
      <style:table-cell-properties fo:background-color="#7da7d8" fo:padding="0.097cm" fo:border="0.05pt solid #000000">
        <style:background-image/>
      </style:table-cell-properties>
    </style:style>
    <style:style style:name="Tabla3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a3.E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background-color="#7da7d8" fo:padding="0.097cm" fo:border="0.05pt solid #000000">
        <style:background-image/>
      </style:table-cell-properties>
    </style:style>
    <style:style style:name="Tabla2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a2.E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401cm" style:rel-column-width="13107*"/>
    </style:style>
    <style:style style:name="Tabla4.A1" style:family="table-cell">
      <style:table-cell-properties fo:background-color="#7da7d8" fo:padding="0.097cm" fo:border="0.05pt solid #000000">
        <style:background-image/>
      </style:table-cell-properties>
    </style:style>
    <style:style style:name="Tabla4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a4.E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background-color="#7da7d8" fo:padding="0.097cm" fo:border="0.05pt solid #000000">
        <style:background-image/>
      </style:table-cell-properties>
    </style:style>
    <style:style style:name="Tabla5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a5.E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5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background-color="#7da7d8" fo:padding="0.097cm" fo:border="0.05pt solid #000000">
        <style:background-image/>
      </style:table-cell-properties>
    </style:style>
    <style:style style:name="Tabla6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a6.E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8" style:family="table-row">
      <style:table-row-properties style:min-row-height="1.175cm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01cm" style:rel-column-width="13107*"/>
    </style:style>
    <style:style style:name="Tabla7.A1" style:family="table-cell">
      <style:table-cell-properties fo:background-color="#7da7d8" fo:padding="0.097cm" fo:border="0.05pt solid #000000">
        <style:background-image/>
      </style:table-cell-properties>
    </style:style>
    <style:style style:name="Tabla7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a7.E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01cm" style:rel-column-width="13107*"/>
    </style:style>
    <style:style style:name="Tabla8.A1" style:family="table-cell">
      <style:table-cell-properties fo:background-color="#7da7d8" fo:padding="0.097cm" fo:border="0.05pt solid #000000">
        <style:background-image/>
      </style:table-cell-properties>
    </style:style>
    <style:style style:name="Tabla8.A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Tabla8.E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FreeSans" officeooo:paragraph-rsid="00157e89"/>
    </style:style>
    <style:style style:name="P2" style:family="paragraph" style:parent-style-name="Standard">
      <style:paragraph-properties fo:text-align="end" style:justify-single-word="false"/>
      <style:text-properties style:font-name="FreeSans" officeooo:rsid="001282fa" officeooo:paragraph-rsid="00157e89"/>
    </style:style>
    <style:style style:name="P3" style:family="paragraph" style:parent-style-name="Standard">
      <style:paragraph-properties fo:text-align="end" style:justify-single-word="false"/>
      <style:text-properties style:font-name="FreeSans" officeooo:rsid="00157e89" officeooo:paragraph-rsid="00157e89"/>
    </style:style>
    <style:style style:name="P4" style:family="paragraph" style:parent-style-name="Standard">
      <style:paragraph-properties fo:text-align="center" style:justify-single-word="false"/>
      <style:text-properties style:font-name="FreeSans" officeooo:rsid="00157e89" officeooo:paragraph-rsid="00157e89"/>
    </style:style>
    <style:style style:name="P5" style:family="paragraph" style:parent-style-name="Standard">
      <style:text-properties style:font-name="FreeSans" fo:font-size="12pt" style:text-underline-style="solid" style:text-underline-width="auto" style:text-underline-color="font-color" fo:font-weight="bold" officeooo:paragraph-rsid="0015dfb2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2pt" style:text-underline-style="solid" style:text-underline-width="auto" style:text-underline-color="font-color" officeooo:paragraph-rsid="00157e89" style:font-size-asian="12pt" style:font-size-complex="12pt"/>
    </style:style>
    <style:style style:name="P7" style:family="paragraph" style:parent-style-name="Standard">
      <style:text-properties style:font-name="FreeSans" fo:font-size="12pt" fo:font-weight="bold" officeooo:rsid="0018be40" officeooo:paragraph-rsid="0018be40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FreeSans" fo:font-size="12pt" fo:font-weight="bold" officeooo:rsid="0018be40" officeooo:paragraph-rsid="00198c71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FreeSans" fo:font-size="12pt" fo:font-weight="bold" officeooo:rsid="0018be40" officeooo:paragraph-rsid="0019dca7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FreeSans" fo:font-size="12pt" fo:font-weight="bold" officeooo:rsid="0018be40" officeooo:paragraph-rsid="001b45f4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FreeSans" fo:font-size="12pt" fo:font-weight="bold" officeooo:rsid="0018be40" officeooo:paragraph-rsid="001b7d87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FreeSans" fo:font-size="12pt" fo:font-weight="bold" officeooo:rsid="0018be40" officeooo:paragraph-rsid="001c5c92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FreeSans" officeooo:paragraph-rsid="0016ca62"/>
    </style:style>
    <style:style style:name="P14" style:family="paragraph" style:parent-style-name="Standard">
      <style:paragraph-properties fo:text-align="center" style:justify-single-word="false"/>
      <style:text-properties fo:color="#21409a" style:font-name="FreeSans" fo:font-size="60pt" style:text-underline-style="solid" style:text-underline-width="auto" style:text-underline-color="font-color" officeooo:rsid="00157e89" officeooo:paragraph-rsid="00157e89" style:font-size-asian="60pt" style:font-size-complex="60pt"/>
    </style:style>
    <style:style style:name="P15" style:family="paragraph" style:parent-style-name="Standard">
      <style:paragraph-properties fo:text-align="center" style:justify-single-word="false"/>
      <style:text-properties fo:color="#21409a" style:font-name="FreeSans" fo:font-size="40pt" style:text-underline-style="solid" style:text-underline-width="auto" style:text-underline-color="font-color" officeooo:rsid="00157e89" officeooo:paragraph-rsid="00157e89" style:font-size-asian="40pt" style:font-size-complex="40pt"/>
    </style:style>
    <style:style style:name="P16" style:family="paragraph" style:parent-style-name="Standard">
      <style:paragraph-properties fo:text-align="center" style:justify-single-word="false"/>
      <style:text-properties fo:color="#21409a" style:font-name="FreeSans" fo:font-size="12pt" style:text-underline-style="solid" style:text-underline-width="auto" style:text-underline-color="font-color" officeooo:rsid="00157e89" officeooo:paragraph-rsid="00157e89" style:font-size-asian="10.5pt" style:font-size-complex="12pt"/>
    </style:style>
    <style:style style:name="P17" style:family="paragraph" style:parent-style-name="Standard">
      <style:text-properties fo:font-size="13pt" fo:font-weight="bold" officeooo:rsid="0019dca7" officeooo:paragraph-rsid="0019dca7" style:font-size-asian="11.3500003814697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bold" officeooo:rsid="001b45f4" officeooo:paragraph-rsid="001b45f4" style:font-size-asian="11.3500003814697pt" style:font-weight-asian="bold" style:font-size-complex="13pt" style:font-weight-complex="bold"/>
    </style:style>
    <style:style style:name="P19" style:family="paragraph" style:parent-style-name="Standard">
      <style:text-properties fo:font-size="13pt" fo:font-weight="bold" officeooo:rsid="001c5c92" officeooo:paragraph-rsid="001c5c92" style:font-size-asian="11.3500003814697pt" style:font-weight-asian="bold" style:font-size-complex="13pt" style:font-weight-complex="bold"/>
    </style:style>
    <style:style style:name="P20" style:family="paragraph" style:parent-style-name="Standard">
      <style:text-properties officeooo:paragraph-rsid="00198c71"/>
    </style:style>
    <style:style style:name="P21" style:family="paragraph" style:parent-style-name="Standard">
      <style:text-properties officeooo:paragraph-rsid="0019dca7"/>
    </style:style>
    <style:style style:name="P22" style:family="paragraph" style:parent-style-name="Standard">
      <style:text-properties officeooo:paragraph-rsid="001b45f4"/>
    </style:style>
    <style:style style:name="P23" style:family="paragraph" style:parent-style-name="Standard">
      <style:text-properties officeooo:paragraph-rsid="001b7d87"/>
    </style:style>
    <style:style style:name="P24" style:family="paragraph" style:parent-style-name="Standard">
      <style:text-properties officeooo:paragraph-rsid="001c5c92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style:font-name="FreeSans" fo:font-size="12pt" officeooo:paragraph-rsid="0015dfb2" style:font-size-asian="12pt" style:font-size-complex="12pt"/>
    </style:style>
    <style:style style:name="P26" style:family="paragraph" style:parent-style-name="Table_20_Heading">
      <style:text-properties style:font-name="FreeSans" fo:font-size="12pt" fo:font-weight="bold" officeooo:rsid="0018be40" officeooo:paragraph-rsid="0018be40" style:font-size-asian="12pt" style:font-weight-asian="bold" style:font-size-complex="12pt" style:font-weight-complex="bold"/>
    </style:style>
    <style:style style:name="P27" style:family="paragraph" style:parent-style-name="Table_20_Heading">
      <style:text-properties style:font-name="FreeSans" fo:font-size="12pt" fo:font-weight="bold" officeooo:rsid="0018be40" officeooo:paragraph-rsid="00198c71" style:font-size-asian="12pt" style:font-weight-asian="bold" style:font-size-complex="12pt" style:font-weight-complex="bold"/>
    </style:style>
    <style:style style:name="P28" style:family="paragraph" style:parent-style-name="Table_20_Heading">
      <style:text-properties style:font-name="FreeSans" fo:font-size="12pt" fo:font-weight="bold" officeooo:rsid="0018be40" officeooo:paragraph-rsid="0019dca7" style:font-size-asian="12pt" style:font-weight-asian="bold" style:font-size-complex="12pt" style:font-weight-complex="bold"/>
    </style:style>
    <style:style style:name="P29" style:family="paragraph" style:parent-style-name="Table_20_Heading">
      <style:text-properties style:font-name="FreeSans" fo:font-size="12pt" fo:font-weight="bold" officeooo:rsid="0018be40" officeooo:paragraph-rsid="001b45f4" style:font-size-asian="12pt" style:font-weight-asian="bold" style:font-size-complex="12pt" style:font-weight-complex="bold"/>
    </style:style>
    <style:style style:name="P30" style:family="paragraph" style:parent-style-name="Table_20_Heading">
      <style:text-properties style:font-name="FreeSans" fo:font-size="12pt" fo:font-weight="bold" officeooo:rsid="0018be40" officeooo:paragraph-rsid="001b7d87" style:font-size-asian="12pt" style:font-weight-asian="bold" style:font-size-complex="12pt" style:font-weight-complex="bold"/>
    </style:style>
    <style:style style:name="P31" style:family="paragraph" style:parent-style-name="Table_20_Heading">
      <style:text-properties style:font-name="FreeSans" fo:font-size="12pt" fo:font-weight="bold" officeooo:rsid="0018be40" officeooo:paragraph-rsid="001c5c92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2pt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2pt" officeooo:rsid="0018be40" officeooo:paragraph-rsid="0018be40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2pt" officeooo:rsid="0018be40" officeooo:paragraph-rsid="00198c71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2pt" officeooo:rsid="00195ca7" officeooo:paragraph-rsid="00195ca7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2pt" officeooo:rsid="00198c71" officeooo:paragraph-rsid="00198c71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2pt" officeooo:rsid="0019dca7" officeooo:paragraph-rsid="0019dca7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2pt" officeooo:rsid="0019dca7" officeooo:paragraph-rsid="001b45f4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size="12pt" officeooo:rsid="0019dca7" officeooo:paragraph-rsid="001b7d87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2pt" officeooo:rsid="0019dca7" officeooo:paragraph-rsid="001c5c92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12pt" officeooo:rsid="001b45f4" officeooo:paragraph-rsid="001b45f4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2pt" officeooo:rsid="001b7d87" officeooo:paragraph-rsid="001b7d87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2pt" officeooo:rsid="001b7d87" officeooo:paragraph-rsid="001c5c92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2pt" officeooo:rsid="001c5c92" officeooo:paragraph-rsid="001c5c92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8be40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98c71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9dca7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b45f4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b7d87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c5c92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8be40" style:font-size-asian="10.5pt" style:font-weight-asian="bold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98c71" style:font-size-asian="10.5pt" style:font-weight-asian="bold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9dca7" style:font-size-asian="10.5pt" style:font-weight-asian="bold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b45f4" style:font-size-asian="10.5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b7d87" style:font-size-asian="10.5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8be40" officeooo:paragraph-rsid="001c5c92" style:font-size-asian="10.5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95ca7" officeooo:paragraph-rsid="00195ca7" style:font-size-asian="10.5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95ca7" officeooo:paragraph-rsid="00198c71" style:font-size-asian="10.5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95ca7" officeooo:paragraph-rsid="0019dca7" style:font-size-asian="10.5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95ca7" officeooo:paragraph-rsid="001b45f4" style:font-size-asian="10.5pt" style:font-weight-asian="bold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95ca7" officeooo:paragraph-rsid="001b7d87" style:font-size-asian="10.5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95ca7" officeooo:paragraph-rsid="001c5c92" style:font-size-asian="10.5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5dfb2" officeooo:paragraph-rsid="0015dfb2" style:font-size-asian="10.5pt" style:font-weight-asian="bold" style:font-size-complex="12pt" style:font-weight-complex="bold"/>
    </style:style>
    <style:style style:name="P64" style:family="paragraph" style:parent-style-name="Standard" style:master-page-name="Standard">
      <style:paragraph-properties fo:text-align="end" style:justify-single-word="false" style:page-number="1"/>
      <style:text-properties style:font-name="FreeSans" officeooo:paragraph-rsid="00157e89"/>
    </style:style>
    <style:style style:name="P65" style:family="paragraph" style:parent-style-name="Standard">
      <style:paragraph-properties fo:text-align="center" style:justify-single-word="false"/>
      <style:text-properties fo:color="#000000" style:font-name="FreeSans" fo:font-size="12pt" style:text-underline-style="solid" style:text-underline-width="auto" style:text-underline-color="font-color" officeooo:rsid="00157e89" officeooo:paragraph-rsid="00157e89" style:font-size-asian="12pt" style:font-size-complex="12pt"/>
    </style:style>
    <style:style style:name="P66" style:family="paragraph" style:parent-style-name="Standard">
      <style:paragraph-properties fo:text-align="center" style:justify-single-word="false"/>
      <style:text-properties fo:color="#000000" style:font-name="FreeSans" fo:font-size="12pt" style:text-underline-style="solid" style:text-underline-width="auto" style:text-underline-color="font-color" fo:font-weight="bold" officeooo:rsid="00157e89" officeooo:paragraph-rsid="0015dfb2" style:font-size-asian="12pt" style:font-weight-asian="bold" style:font-size-complex="12pt"/>
    </style:style>
    <style:style style:name="P67" style:family="paragraph" style:parent-style-name="Standard">
      <style:paragraph-properties fo:text-align="start" style:justify-single-word="false"/>
      <style:text-properties fo:color="#000000" style:font-name="FreeSans" fo:font-size="12pt" style:text-underline-style="solid" style:text-underline-width="auto" style:text-underline-color="font-color" fo:font-weight="bold" officeooo:rsid="0015dfb2" officeooo:paragraph-rsid="0015dfb2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000000" style:font-name="FreeSans" fo:font-size="12pt" style:text-underline-style="none" officeooo:rsid="0015dfb2" officeooo:paragraph-rsid="00157e89" style:font-size-asian="12pt" style:font-size-complex="12pt"/>
    </style:style>
    <style:style style:name="P69" style:family="paragraph" style:parent-style-name="Standard" style:list-style-name="L2">
      <style:paragraph-properties fo:text-align="center" style:justify-single-word="false"/>
      <style:text-properties fo:color="#000000" style:font-name="FreeSans" fo:font-size="12pt" style:text-underline-style="none" officeooo:rsid="00157e89" officeooo:paragraph-rsid="00157e89" style:font-size-asian="12pt" style:font-size-complex="12pt"/>
    </style:style>
    <style:style style:name="P70" style:family="paragraph" style:parent-style-name="Standard">
      <style:paragraph-properties fo:text-align="center" style:justify-single-word="false"/>
      <style:text-properties fo:color="#000000" style:font-name="FreeSans" fo:font-size="12pt" style:text-underline-style="none" officeooo:rsid="00157e89" officeooo:paragraph-rsid="00157e89" style:font-size-asian="10.5pt" style:font-size-complex="12pt"/>
    </style:style>
    <style:style style:name="P71" style:family="paragraph" style:parent-style-name="Standard">
      <style:paragraph-properties fo:text-align="center" style:justify-single-word="false"/>
      <style:text-properties fo:color="#000000" style:font-name="FreeSans" fo:font-size="12pt" style:text-underline-style="none" fo:font-weight="normal" officeooo:rsid="0015dfb2" officeooo:paragraph-rsid="0015dfb2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000000" style:font-name="FreeSans" fo:font-size="12pt" style:text-underline-style="none" fo:font-weight="normal" officeooo:rsid="0016ca62" officeooo:paragraph-rsid="0016ca62" style:font-size-asian="10.5pt" style:font-weight-asian="normal" style:font-size-complex="12pt" style:font-weight-complex="normal"/>
    </style:style>
    <style:style style:name="P73" style:family="paragraph" style:parent-style-name="Standard" style:list-style-name="L4">
      <style:paragraph-properties fo:text-align="justify" style:justify-single-word="false"/>
      <style:text-properties fo:color="#000000" style:font-name="FreeSans" fo:font-size="12pt" style:text-underline-style="none" fo:font-weight="normal" officeooo:rsid="0016ca62" officeooo:paragraph-rsid="0016ca62" style:font-size-asian="10.5pt" style:font-weight-asian="normal" style:font-size-complex="12pt" style:font-weight-complex="normal"/>
    </style:style>
    <style:style style:name="P74" style:family="paragraph" style:parent-style-name="Standard" style:list-style-name="L5">
      <style:paragraph-properties fo:text-align="justify" style:justify-single-word="false"/>
      <style:text-properties fo:color="#000000" style:font-name="FreeSans" fo:font-size="12pt" style:text-underline-style="none" fo:font-weight="normal" officeooo:rsid="0016ca62" officeooo:paragraph-rsid="0016ca62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FreeSans" fo:font-size="12pt" style:text-underline-style="none" fo:font-weight="normal" officeooo:rsid="00195ca7" officeooo:paragraph-rsid="00195ca7" style:font-size-asian="10.5pt" style:font-weight-asian="normal" style:font-size-complex="12pt" style:font-weight-complex="normal"/>
    </style:style>
    <style:style style:name="P76" style:family="paragraph" style:parent-style-name="Standard" style:list-style-name="L6">
      <style:paragraph-properties fo:text-align="start" style:justify-single-word="false"/>
      <style:text-properties fo:color="#000000" style:font-name="FreeSans" fo:font-size="12pt" style:text-underline-style="none" fo:font-weight="normal" officeooo:rsid="00195ca7" officeooo:paragraph-rsid="00195ca7" style:font-size-asian="10.5pt" style:font-weight-asian="normal" style:font-size-complex="12pt" style:font-weight-complex="normal"/>
    </style:style>
    <style:style style:name="P77" style:family="paragraph" style:parent-style-name="Standard" style:list-style-name="L7">
      <style:paragraph-properties fo:text-align="start" style:justify-single-word="false"/>
      <style:text-properties fo:color="#000000" style:font-name="FreeSans" fo:font-size="12pt" style:text-underline-style="none" fo:font-weight="normal" officeooo:rsid="00195ca7" officeooo:paragraph-rsid="00195ca7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FreeSans" fo:font-size="12pt" style:text-underline-style="none" fo:font-weight="normal" officeooo:rsid="00198c71" officeooo:paragraph-rsid="00198c71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center" style:justify-single-word="false"/>
      <style:text-properties fo:color="#000000" style:font-name="FreeSans" fo:font-size="13pt" style:text-underline-style="solid" style:text-underline-width="auto" style:text-underline-color="font-color" fo:font-weight="bold" officeooo:rsid="00157e89" officeooo:paragraph-rsid="00157e89" style:font-size-asian="13pt" style:font-weight-asian="bold" style:font-size-complex="13pt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000000" style:font-name="FreeSans" fo:font-size="13pt" style:text-underline-style="solid" style:text-underline-width="auto" style:text-underline-color="font-color" fo:font-weight="bold" officeooo:rsid="0015dfb2" officeooo:paragraph-rsid="0015dfb2" style:font-size-asian="13pt" style:font-weight-asian="bold" style:font-size-complex="13pt"/>
    </style:style>
    <style:style style:name="P81" style:family="paragraph" style:parent-style-name="Standard">
      <style:paragraph-properties fo:text-align="start" style:justify-single-word="false"/>
      <style:text-properties fo:color="#000000" style:font-name="FreeSans" fo:font-size="13pt" style:text-underline-style="none" fo:font-weight="bold" officeooo:rsid="0015dfb2" officeooo:paragraph-rsid="0015dfb2" style:font-size-asian="13pt" style:font-weight-asian="bold" style:font-size-complex="13pt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style:font-name="FreeSans" fo:font-size="13pt" style:text-underline-style="none" fo:font-weight="bold" officeooo:rsid="0016ca62" officeooo:paragraph-rsid="0016ca62" style:font-size-asian="11.3500003814697pt" style:font-weight-asian="bold" style:font-size-complex="13pt" style:font-weight-complex="bold"/>
    </style:style>
    <style:style style:name="P83" style:family="paragraph" style:parent-style-name="Standard">
      <style:paragraph-properties fo:text-align="justify" style:justify-single-word="false"/>
      <style:text-properties fo:color="#000000" style:font-name="FreeSans" fo:font-size="13pt" style:text-underline-style="none" fo:font-weight="bold" officeooo:rsid="0016ca62" officeooo:paragraph-rsid="0016ca62" style:font-size-asian="11.3500003814697pt" style:font-weight-asian="bold" style:font-size-complex="13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style:font-name="FreeSans" fo:font-size="13pt" style:text-underline-style="none" fo:font-weight="bold" officeooo:rsid="00195ca7" officeooo:paragraph-rsid="00195ca7" style:font-size-asian="11.3500003814697pt" style:font-weight-asian="bold" style:font-size-complex="13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style:font-name="FreeSans" fo:font-size="13pt" style:text-underline-style="none" fo:font-weight="bold" officeooo:rsid="00198c71" officeooo:paragraph-rsid="00198c71" style:font-size-asian="11.3500003814697pt" style:font-weight-asian="bold" style:font-size-complex="13pt" style:font-weight-complex="bold"/>
    </style:style>
    <style:style style:name="P86" style:family="paragraph" style:parent-style-name="Standard">
      <style:paragraph-properties fo:text-align="center" style:justify-single-word="false"/>
      <style:text-properties fo:color="#000000" style:font-name="FreeSans" fo:font-size="18pt" style:text-underline-style="solid" style:text-underline-width="auto" style:text-underline-color="font-color" officeooo:rsid="00157e89" officeooo:paragraph-rsid="00157e89" style:font-size-asian="18pt" style:font-size-complex="18pt"/>
    </style:style>
    <style:style style:name="P87" style:family="paragraph" style:parent-style-name="Standard">
      <style:paragraph-properties fo:text-align="center" style:justify-single-word="false"/>
      <style:text-properties fo:color="#000000" style:font-name="FreeSans" fo:font-size="14pt" style:text-underline-style="solid" style:text-underline-width="auto" style:text-underline-color="font-color" fo:font-weight="bold" officeooo:rsid="0015dfb2" officeooo:paragraph-rsid="0015dfb2" style:font-size-asian="12.25pt" style:font-weight-asian="bold" style:font-size-complex="14pt"/>
    </style:style>
    <style:style style:name="P88" style:family="paragraph" style:parent-style-name="Standard" style:list-style-name="L1">
      <style:paragraph-properties fo:text-align="center" style:justify-single-word="false"/>
      <style:text-properties officeooo:paragraph-rsid="00157e89"/>
    </style:style>
    <style:style style:name="P89" style:family="paragraph" style:parent-style-name="Standard" style:list-style-name="L3">
      <style:paragraph-properties fo:text-align="center" style:justify-single-word="false"/>
      <style:text-properties officeooo:paragraph-rsid="00157e89"/>
    </style:style>
    <style:style style:name="P90" style:family="paragraph" style:parent-style-name="Standard" style:list-style-name="WWNum6">
      <style:text-properties style:font-name="FreeSans" fo:font-size="12pt" officeooo:paragraph-rsid="0015dfb2" style:font-size-asian="12pt" style:font-size-complex="12pt"/>
    </style:style>
    <style:style style:name="T1" style:family="text">
      <style:text-properties fo:color="#000000" style:font-name="FreeSans" fo:font-size="12pt" style:text-underline-style="none" officeooo:rsid="00157e89" style:font-size-asian="10.5pt" style:font-size-complex="12pt"/>
    </style:style>
    <style:style style:name="T2" style:family="text">
      <style:text-properties fo:color="#000000" style:font-name="FreeSans" fo:font-size="12pt" style:text-underline-style="none" officeooo:rsid="00157e89" style:font-size-asian="12pt" style:font-size-complex="12pt"/>
    </style:style>
    <style:style style:name="T3" style:family="text">
      <style:text-properties fo:color="#000000" style:text-underline-style="none" officeooo:rsid="0015dfb2"/>
    </style:style>
    <style:style style:name="T4" style:family="text">
      <style:text-properties fo:color="#000000" officeooo:rsid="00157e89"/>
    </style:style>
    <style:style style:name="T5" style:family="text">
      <style:text-properties fo:color="#000000" officeooo:rsid="0015dfb2"/>
    </style:style>
    <style:style style:name="T6" style:family="text">
      <style:text-properties style:font-name="FreeSans" fo:font-size="12pt" style:text-underline-style="none" style:font-size-asian="12pt" style:font-size-complex="12pt"/>
    </style:style>
    <style:style style:name="T7" style:family="text">
      <style:text-properties style:font-name="FreeSans" fo:font-size="12pt" style:text-underline-style="none" officeooo:rsid="00157e89" style:font-size-asian="12pt" style:font-size-complex="12pt"/>
    </style:style>
    <style:style style:name="T8" style:family="text">
      <style:text-properties officeooo:rsid="0016ca62"/>
    </style:style>
    <style:style style:name="T9" style:family="text">
      <style:text-properties officeooo:rsid="001b45f4"/>
    </style:style>
    <style:style style:name="T10" style:family="text">
      <style:text-properties officeooo:rsid="001b7d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Universidad Nacional de Río Cuarto</text:p>
      <text:p text:style-name="P1">Facultad de Ciencias Exactas, Fco-Qcas y Naturales</text:p>
      <text:p text:style-name="P1">Departamento de Computación</text:p>
      <text:p text:style-name="P2">Análisis y diseño de sistemas (Código 3303)</text:p>
      <text:p text:style-name="P2"/>
      <text:p text:style-name="P2"/>
      <text:p text:style-name="P3"/>
      <text:p text:style-name="P3"/>
      <text:p text:style-name="P3"/>
      <text:p text:style-name="P4"/>
      <text:p text:style-name="P4"/>
      <text:p text:style-name="P15">Software Requirement</text:p>
      <text:p text:style-name="P15">Specification</text:p>
      <text:p text:style-name="P14"/>
      <text:p text:style-name="P14">Proyecto: </text:p>
      <text:p text:style-name="P14"/>
      <text:p text:style-name="P14"/>
      <text:p text:style-name="P14"/>
      <text:p text:style-name="P16"/>
      <text:p text:style-name="P65"/>
      <text:p text:style-name="P65"/>
      <text:p text:style-name="P65"/>
      <text:p text:style-name="P65"/>
      <text:p text:style-name="P6"><text:span text:style-name="T4"><text:s/></text:span><text:span text:style-name="T5">Autores:</text:span><text:span text:style-name="T3"> <text:s text:c="5"/></text:span></text:p>
      <text:p text:style-name="P68"/>
      <text:list xml:id="list2007763084" text:style-name="L1">
        <text:list-item>
          <text:p text:style-name="P88"><text:span text:style-name="T6">Celi Yanin</text:span><text:span text:style-name="T7">a <text:s text:c="6"/></text:span><text:span text:style-name="T6"><text:tab/></text:span></text:p>
        </text:list-item>
      </text:list>
      <text:list xml:id="list1572305505" text:style-name="L2">
        <text:list-item>
          <text:p text:style-name="P69">De Prada Hernán<text:tab/> </text:p>
        </text:list-item>
      </text:list>
      <text:list xml:id="list56821839" text:style-name="L3">
        <text:list-item>
          <text:p text:style-name="P89"><text:span text:style-name="T2">Martínez Pablo</text:span><text:span text:style-name="T1"><text:tab/></text:span></text:p>
        </text:list-item>
      </text:list>
      <text:p text:style-name="P70"/>
      <text:p text:style-name="P70"/>
      <text:p text:style-name="P79"><text:soft-page-break/>Índice</text:p>
      <text:p text:style-name="P86"/>
      <text:p text:style-name="P65"/>
      <text:p text:style-name="P25">Registro de Cambios<text:tab/><text:tab/><text:tab/><text:tab/><text:tab/><text:tab/><text:tab/><text:tab/><text:tab/>3</text:p>
      <text:list xml:id="list3016841023" text:style-name="WWNum6">
        <text:list-item>
          <text:p text:style-name="P90">Introducción<text:tab/><text:tab/><text:tab/><text:tab/><text:tab/><text:tab/><text:tab/><text:tab/><text:tab/><text:tab/><text:tab/>4</text:p>
          <text:list>
            <text:list-item>
              <text:p text:style-name="P90">Propósito<text:tab/><text:tab/><text:tab/><text:tab/><text:tab/><text:tab/><text:tab/><text:tab/><text:tab/><text:tab/> <text:s text:c="5"/>4</text:p>
            </text:list-item>
            <text:list-item>
              <text:p text:style-name="P90">Alcance<text:tab/><text:tab/><text:tab/><text:tab/><text:tab/><text:tab/><text:tab/><text:tab/><text:tab/><text:tab/> <text:s text:c="5"/>4</text:p>
            </text:list-item>
            <text:list-item>
              <text:p text:style-name="P90">Glosario<text:tab/><text:tab/><text:tab/><text:tab/><text:tab/><text:tab/><text:tab/><text:tab/><text:tab/><text:tab/> <text:s text:c="5"/>4</text:p>
            </text:list-item>
            <text:list-item>
              <text:p text:style-name="P90">Referencias<text:tab/><text:tab/><text:tab/><text:tab/><text:tab/><text:tab/><text:tab/><text:tab/><text:tab/><text:tab/> <text:s text:c="5"/>5 <text:s text:c="5"/></text:p>
            </text:list-item>
            <text:list-item>
              <text:p text:style-name="P90">Personal involucrado<text:tab/><text:tab/><text:tab/><text:tab/><text:tab/><text:tab/><text:tab/><text:tab/><text:tab/> <text:s text:c="5"/>5</text:p>
            </text:list-item>
            <text:list-item>
              <text:p text:style-name="P90">Visión global<text:tab/><text:tab/><text:tab/><text:tab/><text:tab/><text:tab/><text:tab/><text:tab/><text:tab/><text:tab/> <text:s text:c="5"/>6</text:p>
            </text:list-item>
          </text:list>
        </text:list-item>
        <text:list-item>
          <text:p text:style-name="P90">Descripción global<text:tab/><text:tab/><text:tab/><text:tab/><text:tab/><text:tab/><text:tab/><text:tab/><text:tab/><text:tab/>7</text:p>
          <text:list>
            <text:list-item>
              <text:p text:style-name="P90">Perspectiva del producto<text:tab/><text:tab/><text:tab/><text:tab/><text:tab/><text:tab/><text:tab/><text:tab/> <text:s text:c="5"/>7</text:p>
            </text:list-item>
            <text:list-item>
              <text:p text:style-name="P90">Funciones del producto<text:tab/><text:tab/><text:tab/><text:tab/><text:tab/><text:tab/><text:tab/><text:tab/> <text:s text:c="5"/>7</text:p>
            </text:list-item>
            <text:list-item>
              <text:p text:style-name="P90">Característica del usuario<text:tab/><text:tab/><text:tab/><text:tab/><text:tab/><text:tab/><text:tab/><text:tab/> <text:s text:c="5"/>7</text:p>
              <text:list>
                <text:list-item>
                  <text:p text:style-name="P90">Perfil del usuario<text:tab/><text:tab/><text:tab/><text:tab/><text:tab/><text:tab/><text:tab/><text:tab/><text:tab/>7</text:p>
                </text:list-item>
                <text:list-item>
                  <text:p text:style-name="P90">Restricciones generales<text:tab/><text:tab/><text:tab/><text:tab/><text:tab/><text:tab/><text:tab/><text:tab/>7</text:p>
                  <text:list>
                    <text:list-item>
                      <text:p text:style-name="P90">Políticas reguladoras<text:tab/><text:tab/><text:tab/><text:tab/><text:tab/><text:tab/><text:tab/><text:tab/> <text:s text:c="5"/>7<text:tab/></text:p>
                    </text:list-item>
                    <text:list-item>
                      <text:p text:style-name="P90">Limitaciones de hardware<text:tab/><text:tab/><text:tab/><text:tab/><text:tab/><text:tab/><text:tab/> <text:s text:c="5"/>7</text:p>
                    </text:list-item>
                    <text:list-item>
                      <text:p text:style-name="P90">Interfaces con otras aplicaciones<text:tab/><text:tab/><text:tab/><text:tab/><text:tab/><text:tab/> <text:s text:c="5"/>7</text:p>
                    </text:list-item>
                    <text:list-item>
                      <text:p text:style-name="P90">funcionamiento en paralelo<text:tab/><text:tab/><text:tab/><text:tab/><text:tab/><text:tab/><text:tab/> <text:s text:c="5"/>7</text:p>
                    </text:list-item>
                    <text:list-item>
                      <text:p text:style-name="P90">Funciones de auditoría<text:tab/><text:tab/><text:tab/><text:tab/><text:tab/><text:tab/><text:tab/> <text:s text:c="5"/>7</text:p>
                    </text:list-item>
                    <text:list-item>
                      <text:p text:style-name="P90">Funciones de control<text:tab/><text:tab/><text:tab/><text:tab/><text:tab/><text:tab/><text:tab/><text:tab/> <text:s text:c="5"/>8</text:p>
                    </text:list-item>
                    <text:list-item>
                      <text:p text:style-name="P90">Requisitos del lenguaje<text:tab/><text:tab/><text:tab/><text:tab/><text:tab/><text:tab/><text:tab/> <text:s text:c="5"/>8</text:p>
                    </text:list-item>
                    <text:list-item>
                      <text:p text:style-name="P90">Protocolos señalados<text:tab/><text:tab/><text:tab/><text:tab/><text:tab/><text:tab/><text:tab/><text:tab/> <text:s text:c="5"/>8</text:p>
                    </text:list-item>
                    <text:list-item>
                      <text:p text:style-name="P90">Credibilidad de la aplicación<text:tab/><text:tab/><text:tab/><text:tab/><text:tab/><text:tab/><text:tab/> <text:s text:c="5"/>8</text:p>
                    </text:list-item>
                    <text:list-item>
                      <text:p text:style-name="P90">Consideraciones de Seguridad<text:tab/><text:tab/><text:tab/><text:tab/><text:tab/><text:tab/> <text:s text:c="5"/>8</text:p>
                    </text:list-item>
                  </text:list>
                </text:list-item>
              </text:list>
            </text:list-item>
            <text:list-item>
              <text:p text:style-name="P90">Suposiciones y dependencias<text:tab/><text:tab/><text:tab/><text:tab/><text:tab/><text:tab/><text:tab/><text:tab/> <text:s text:c="5"/>8</text:p>
            </text:list-item>
          </text:list>
        </text:list-item>
        <text:list-item>
          <text:p text:style-name="P90">Requisitos específicos<text:tab/><text:tab/><text:tab/><text:tab/><text:tab/><text:tab/><text:tab/><text:tab/><text:tab/>9</text:p>
          <text:list>
            <text:list-item>
              <text:p text:style-name="P90">Requerimientos de interfaces externas<text:tab/><text:tab/><text:tab/><text:tab/><text:tab/><text:tab/> <text:s text:c="5"/>9</text:p>
            </text:list-item>
            <text:list-item>
              <text:p text:style-name="P90">Requerimientos funcionales<text:tab/><text:tab/><text:tab/><text:tab/><text:tab/><text:tab/><text:tab/><text:tab/> <text:s text:c="5"/>9</text:p>
              <text:list>
                <text:list-item>
                  <text:p text:style-name="P90">Ingreso a la aplicación<text:tab/><text:tab/><text:tab/><text:tab/><text:tab/><text:tab/><text:tab/><text:tab/>9</text:p>
                </text:list-item>
                <text:list-item>
                  <text:p text:style-name="P90">Administración de usuarios<text:tab/><text:tab/><text:tab/><text:tab/><text:tab/><text:tab/><text:tab/><text:tab/>9</text:p>
                </text:list-item>
                <text:list-item>
                  <text:p text:style-name="P90">Administración de acciones<text:tab/><text:tab/><text:tab/><text:tab/><text:tab/><text:tab/><text:tab/> <text:s text:c="9"/>10</text:p>
                </text:list-item>
                <text:list-item>
                  <text:p text:style-name="P90">Requisitos de desarrollo<text:tab/><text:tab/><text:tab/><text:tab/><text:tab/><text:tab/><text:tab/> <text:s text:c="9"/>13</text:p>
                </text:list-item>
                <text:list-item>
                  <text:p text:style-name="P90">Requisitos del banco de datos lógico<text:tab/><text:tab/><text:tab/><text:tab/><text:tab/><text:tab/> <text:s text:c="9"/>14</text:p>
                </text:list-item>
                <text:list-item>
                  <text:p text:style-name="P90">Atributos del software del sistema<text:tab/><text:tab/><text:tab/><text:tab/><text:tab/><text:tab/> <text:s text:c="9"/>14</text:p>
                </text:list-item>
              </text:list>
            </text:list-item>
          </text:list>
        </text:list-item>
      </text:list>
      <text:p text:style-name="P5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80"><text:soft-page-break/>Registros de cambios</text:p>
      <text:p text:style-name="P87"/>
      <text:p text:style-name="P71"/>
      <text:p text:style-name="P71"/>
      <text:p text:style-name="P71"/>
      <text:p text:style-name="P71"/>
      <text:p text:style-name="P71"/>
      <text:p text:style-name="P71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E"/>
        <table:table-row>
          <table:table-cell table:style-name="Tabla1.A1" office:value-type="string">
            <text:p text:style-name="P63">Fecha</text:p>
          </table:table-cell>
          <table:table-cell table:style-name="Tabla1.A1" office:value-type="string">
            <text:p text:style-name="P63">Autor</text:p>
          </table:table-cell>
          <table:table-cell table:style-name="Tabla1.A1" office:value-type="string">
            <text:p text:style-name="P63">Versión</text:p>
          </table:table-cell>
          <table:table-cell table:style-name="Tabla1.A1" office:value-type="string">
            <text:p text:style-name="P63">Comentario</text:p>
          </table:table-cell>
          <table:table-cell table:style-name="Tabla1.E1" office:value-type="string">
            <text:p text:style-name="P63">#Horas</text:p>
          </table:table-cell>
        </table:table-row>
        <table:table-row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E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E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E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E2" office:value-type="string">
            <text:p text:style-name="P32"/>
          </table:table-cell>
        </table:table-row>
        <table:table-row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2"/>
          </table:table-cell>
          <table:table-cell table:style-name="Tabla1.E2" office:value-type="string">
            <text:p text:style-name="P32"/>
          </table:table-cell>
        </table:table-row>
      </table:table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81"><text:soft-page-break/>1. Introducción</text:p>
      <text:p text:style-name="P67"/>
      <text:p text:style-name="P81">1.1 Propósito</text:p>
      <text:p text:style-name="P13">El presente documento tiene como propósito definir las especificaciones funcionales <text:s/>y no</text:p>
      <text:p text:style-name="P72">funcionales de un <text:s/>sistema para la implementación de </text:p>
      <text:p text:style-name="P71"/>
      <text:p text:style-name="P71"/>
      <text:p text:style-name="P82">1.2 Alcance</text:p>
      <text:p text:style-name="P72">Diseño, Desarrollo e Implementación de </text:p>
      <text:p text:style-name="P72"/>
      <text:p text:style-name="P72">Se permitirá las siguientes funcionalidades:</text:p>
      <text:list xml:id="list279854535" text:style-name="L4">
        <text:list-item>
          <text:p text:style-name="P73">…..</text:p>
        </text:list-item>
        <text:list-item>
          <text:p text:style-name="P73">…..</text:p>
        </text:list-item>
      </text:list>
      <text:p text:style-name="P72"/>
      <text:p text:style-name="P72">A través del sistema no se podrá:</text:p>
      <text:list xml:id="list3903709952" text:style-name="L5">
        <text:list-item>
          <text:p text:style-name="P74">….</text:p>
        </text:list-item>
        <text:list-item>
          <text:p text:style-name="P74">….</text:p>
        </text:list-item>
      </text:list>
      <text:p text:style-name="P72"/>
      <text:p text:style-name="P72"/>
      <text:p text:style-name="P83">1.3 Glosario</text:p>
      <text:p text:style-name="P83"/>
      <text:p text:style-name="P72">…..</text:p>
      <text:p text:style-name="P72"/>
      <text:p text:style-name="P83">1.4 Referencias</text:p>
      <text:p text:style-name="P72">…..</text:p>
      <text:p text:style-name="P72"/>
      <text:p text:style-name="P72">el 1.5 era personal involucrado, no me gusto pero preg a los chicos que opinan</text:p>
      <text:p text:style-name="P72"/>
      <text:p text:style-name="P72"/>
      <text:p text:style-name="P83">1.6 Visión global</text:p>
      <text:p text:style-name="P13">En el presente documento se encontrará la información acerca de las</text:p>
      <text:p text:style-name="P13">características del producto de software, <text:span text:style-name="T8">interfaces</text:span> del usuario, <text:span text:style-name="T8">interfaces</text:span> del</text:p>
      <text:p text:style-name="P13">sistema, características de los usuarios, descripción de los requerimientos</text:p>
      <text:p text:style-name="P13">funcionales, no funcionales y del sistema, los cuales se representaran mediante el</text:p>
      <text:p text:style-name="P72">siguiente formato:</text:p>
      <text:p text:style-name="P71"/>
      <text:p text:style-name="P71"/>
      <table:table table:name="Tabla3" table:style-name="Tabla3">
        <table:table-column table:style-name="Tabla3.A" table:number-columns-repeated="5"/>
        <table:table-header-rows>
          <table:table-row>
            <table:table-cell table:style-name="Tabla3.A1" table:number-columns-spanned="5" office:value-type="string">
              <text:p text:style-name="P26">SRS – Especificación de requerimiento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3.A2" office:value-type="string">
            <text:p text:style-name="P45">Código</text:p>
          </table:table-cell>
          <table:table-cell table:style-name="Tabla3.A2" table:number-columns-spanned="2" office:value-type="string">
            <text:p text:style-name="P45">Nombre</text:p>
          </table:table-cell>
          <table:covered-table-cell/>
          <table:table-cell table:style-name="Tabla3.A2" office:value-type="string">
            <text:p text:style-name="P45">Fecha</text:p>
          </table:table-cell>
          <table:table-cell table:style-name="Tabla3.E2" office:value-type="string">
            <text:p text:style-name="P7">Grado de Necesidad</text:p>
          </table:table-cell>
        </table:table-row>
        <table:table-row>
          <table:table-cell table:style-name="Tabla3.A3" office:value-type="string">
            <text:p text:style-name="P33">Referencia de requerimiento</text:p>
          </table:table-cell>
          <table:table-cell table:style-name="Tabla3.A3" table:number-columns-spanned="2" office:value-type="string">
            <text:p text:style-name="P33">Nombre de requerimiento</text:p>
          </table:table-cell>
          <table:covered-table-cell/>
          <table:table-cell table:style-name="Tabla3.A3" office:value-type="string">
            <text:p text:style-name="P33">Fecha de especificación</text:p>
          </table:table-cell>
          <table:table-cell table:style-name="Tabla3.E3" office:value-type="string">
            <text:p text:style-name="P33">Importancia del requerimiento</text:p>
          </table:table-cell>
        </table:table-row>
        <table:table-row>
          <table:table-cell table:style-name="Tabla3.A2" office:value-type="string">
            <text:p text:style-name="P51">Descripción</text:p>
          </table:table-cell>
          <table:table-cell table:style-name="Tabla3.E3" table:number-columns-spanned="4" office:value-type="string">
            <text:p text:style-name="P33">Descripción del requerimiento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1">Entrada</text:p>
          </table:table-cell>
          <table:table-cell table:style-name="Tabla3.A2" office:value-type="string">
            <text:p text:style-name="P51">Fuente</text:p>
          </table:table-cell>
          <table:table-cell table:style-name="Tabla3.A2" office:value-type="string">
            <text:p text:style-name="P51">Salida</text:p>
          </table:table-cell>
          <table:table-cell table:style-name="Tabla3.A2" office:value-type="string">
            <text:p text:style-name="P51">Destino</text:p>
          </table:table-cell>
          <table:table-cell table:style-name="Tabla3.E2" office:value-type="string">
            <text:p text:style-name="P51">Restricción</text:p>
          </table:table-cell>
        </table:table-row>
        <table:table-row>
          <table:table-cell table:style-name="Tabla3.A3" office:value-type="string">
            <text:p text:style-name="P35">Entradas del requerimiento</text:p>
          </table:table-cell>
          <table:table-cell table:style-name="Tabla3.A3" office:value-type="string">
            <text:p text:style-name="P35">Fuentes de las entradas</text:p>
          </table:table-cell>
          <table:table-cell table:style-name="Tabla3.A3" office:value-type="string">
            <text:p text:style-name="P35">Salidas del requerimiento</text:p>
          </table:table-cell>
          <table:table-cell table:style-name="Tabla3.A3" office:value-type="string">
            <text:p text:style-name="P35">Donde se lleva la salida</text:p>
          </table:table-cell>
          <table:table-cell table:style-name="Tabla3.E3" office:value-type="string">
            <text:p text:style-name="P35">Restricciones a tener en cuenta</text:p>
          </table:table-cell>
        </table:table-row>
        <table:table-row>
          <table:table-cell table:style-name="Tabla3.A2" office:value-type="string">
            <text:p text:style-name="P57">Proceso </text:p>
          </table:table-cell>
          <table:table-cell table:style-name="Tabla3.E3" table:number-columns-spanned="4" office:value-type="string">
            <text:p text:style-name="P35">Descripción detallada de las actividades que realiza el requerimiento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7">Efecto colateral</text:p>
          </table:table-cell>
          <table:table-cell table:style-name="Tabla3.E3" table:number-columns-spanned="4" office:value-type="string">
            <text:p text:style-name="P35">Efectos generados a otros procesos o sistemas, si es el caso</text:p>
          </table:table-cell>
          <table:covered-table-cell/>
          <table:covered-table-cell/>
          <table:covered-table-cell/>
        </table:table-row>
      </table:table>
      <text:p text:style-name="P71"/>
      <text:p text:style-name="P71"/>
      <text:p text:style-name="P71"/>
      <text:p text:style-name="P84"><text:soft-page-break/>2 Descripción global </text:p>
      <text:p text:style-name="P84"/>
      <text:p text:style-name="P84">2.1 Perspectiva del producto</text:p>
      <text:p text:style-name="P75">…….</text:p>
      <text:p text:style-name="P75"/>
      <text:p text:style-name="P84">2.2 Funciones del producto</text:p>
      <text:p text:style-name="P75">……….. permitirá realizar las siguientes funciones: </text:p>
      <text:list xml:id="list4165991360" text:style-name="L6">
        <text:list-item>
          <text:p text:style-name="P76">…</text:p>
        </text:list-item>
        <text:list-item>
          <text:p text:style-name="P76">…</text:p>
        </text:list-item>
      </text:list>
      <text:p text:style-name="P75"/>
      <text:p text:style-name="P84">2.3 Características del usuario</text:p>
      <text:p text:style-name="P75">Habrá 3 tipos de usuarios: </text:p>
      <text:list xml:id="list2964790863" text:style-name="L7">
        <text:list-item>
          <text:p text:style-name="P77">Estudiante</text:p>
        </text:list-item>
        <text:list-item>
          <text:p text:style-name="P77">Graduado</text:p>
        </text:list-item>
        <text:list-item>
          <text:p text:style-name="P77">Administrador/Profesor</text:p>
        </text:list-item>
      </text:list>
      <text:p text:style-name="P75"/>
      <text:p text:style-name="P84">2.3.1 Perfil del usuario</text:p>
      <text:p text:style-name="P75">……</text:p>
      <text:p text:style-name="P75"/>
      <text:p text:style-name="P78">(VER CUAL DEJAR Y CUAL NO)</text:p>
      <text:p text:style-name="P84">2.4 Restricciones generales</text:p>
      <text:p text:style-name="P75">….</text:p>
      <text:p text:style-name="P75"/>
      <text:p text:style-name="P84">2.4.1 Políticas reguladoras</text:p>
      <text:p text:style-name="P75">…..</text:p>
      <text:p text:style-name="P75"/>
      <text:p text:style-name="P84">2.4.2 Limitaciones de hadware</text:p>
      <text:p text:style-name="P75">….</text:p>
      <text:p text:style-name="P75"/>
      <text:p text:style-name="P84">2.4.3 Interfaces con otras aplicaciones</text:p>
      <text:p text:style-name="P75">….</text:p>
      <text:p text:style-name="P75"/>
      <text:p text:style-name="P84">2.4.4 Funcionamiento paralelo</text:p>
      <text:p text:style-name="P75">…..</text:p>
      <text:p text:style-name="P75"/>
      <text:p text:style-name="P85">2.4.5 Funciones de auditoría</text:p>
      <text:p text:style-name="P78">….</text:p>
      <text:p text:style-name="P78"/>
      <text:p text:style-name="P85">2.4.6 Funciones de control</text:p>
      <text:p text:style-name="P78">….</text:p>
      <text:p text:style-name="P78"/>
      <text:p text:style-name="P85">2.4.7 Requisitos del lenguaje</text:p>
      <text:p text:style-name="P78">…..</text:p>
      <text:p text:style-name="P78"/>
      <text:p text:style-name="P85">2.4.8 Protocolos señalados</text:p>
      <text:p text:style-name="P78">…..</text:p>
      <text:p text:style-name="P78"/>
      <text:p text:style-name="P85">2.4.9 Credibilidad de la aplicación</text:p>
      <text:p text:style-name="P78">….</text:p>
      <text:p text:style-name="P78"/>
      <text:p text:style-name="P85">2.4.10 Consideraciones de seguridad</text:p>
      <text:p text:style-name="P78">….</text:p>
      <text:p text:style-name="P78"/>
      <text:p text:style-name="P85"><text:soft-page-break/>2.5 Suposiciones y dependencias</text:p>
      <text:p text:style-name="P78">……</text:p>
      <text:p text:style-name="P78"/>
      <text:p text:style-name="P85">2.6 Prorratear los requisitos</text:p>
      <text:p text:style-name="P78">…..</text:p>
      <text:p text:style-name="P78"/>
      <text:p text:style-name="P78"/>
      <text:p text:style-name="P78"/>
      <text:p text:style-name="P85">3 <text:s/>Requerimientos específicos</text:p>
      <text:p text:style-name="P85"/>
      <text:p text:style-name="P85">3.1 Requerimientos de interfaces externas</text:p>
      <text:p text:style-name="P78">……</text:p>
      <text:p text:style-name="P78"/>
      <text:p text:style-name="P85">3.2 Requerimientos funcionales</text:p>
      <text:p text:style-name="P85"/>
      <text:p text:style-name="P85">3.2.1 Ingreso a la aplicación</text:p>
      <text:p text:style-name="P85"><text:s/></text:p>
      <table:table table:name="Tabla2" table:style-name="Tabla2">
        <table:table-column table:style-name="Tabla2.A" table:number-columns-repeated="5"/>
        <table:table-header-rows>
          <table:table-row>
            <table:table-cell table:style-name="Tabla2.A1" table:number-columns-spanned="5" office:value-type="string">
              <text:p text:style-name="P27">SRS – Especificación de requerimiento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2.A2" office:value-type="string">
            <text:p text:style-name="P46">Código</text:p>
          </table:table-cell>
          <table:table-cell table:style-name="Tabla2.A2" table:number-columns-spanned="2" office:value-type="string">
            <text:p text:style-name="P46">Nombre</text:p>
          </table:table-cell>
          <table:covered-table-cell/>
          <table:table-cell table:style-name="Tabla2.A2" office:value-type="string">
            <text:p text:style-name="P46">Fecha</text:p>
          </table:table-cell>
          <table:table-cell table:style-name="Tabla2.E2" office:value-type="string">
            <text:p text:style-name="P8">Grado de Necesidad</text:p>
          </table:table-cell>
        </table:table-row>
        <table:table-row>
          <table:table-cell table:style-name="Tabla2.A3" office:value-type="string">
            <text:p text:style-name="P36">1</text:p>
          </table:table-cell>
          <table:table-cell table:style-name="Tabla2.A3" table:number-columns-spanned="2" office:value-type="string">
            <text:p text:style-name="P42">Welcome</text:p>
          </table:table-cell>
          <table:covered-table-cell/>
          <table:table-cell table:style-name="Tabla2.A3" office:value-type="string">
            <text:p text:style-name="P37">12/04/2019</text:p>
          </table:table-cell>
          <table:table-cell table:style-name="Tabla2.E3" office:value-type="string">
            <text:p text:style-name="P37">Esencial</text:p>
          </table:table-cell>
        </table:table-row>
        <table:table-row>
          <table:table-cell table:style-name="Tabla2.A2" office:value-type="string">
            <text:p text:style-name="P52">Descripción</text:p>
          </table:table-cell>
          <table:table-cell table:style-name="Tabla2.E3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52">Entrada</text:p>
          </table:table-cell>
          <table:table-cell table:style-name="Tabla2.A2" office:value-type="string">
            <text:p text:style-name="P52">Fuente</text:p>
          </table:table-cell>
          <table:table-cell table:style-name="Tabla2.A2" office:value-type="string">
            <text:p text:style-name="P52">Salida</text:p>
          </table:table-cell>
          <table:table-cell table:style-name="Tabla2.A2" office:value-type="string">
            <text:p text:style-name="P52">Destino</text:p>
          </table:table-cell>
          <table:table-cell table:style-name="Tabla2.E2" office:value-type="string">
            <text:p text:style-name="P52">Restricción</text:p>
          </table:table-cell>
        </table:table-row>
        <table:table-row>
          <table:table-cell table:style-name="Tabla2.A3" office:value-type="string">
            <text:p text:style-name="P37">Usuario</text:p>
          </table:table-cell>
          <table:table-cell table:style-name="Tabla2.A3" office:value-type="string">
            <text:p text:style-name="P37">Cartel de bienvenida</text:p>
          </table:table-cell>
          <table:table-cell table:style-name="Tabla2.A3" office:value-type="string">
            <text:p text:style-name="P37">Opciones de ingreso</text:p>
          </table:table-cell>
          <table:table-cell table:style-name="Tabla2.A3" office:value-type="string">
            <text:p text:style-name="P37">Pantalla</text:p>
          </table:table-cell>
          <table:table-cell table:style-name="Tabla2.E3" office:value-type="string">
            <text:p text:style-name="P37">Ninguna</text:p>
          </table:table-cell>
        </table:table-row>
        <table:table-row>
          <table:table-cell table:style-name="Tabla2.A2" office:value-type="string">
            <text:p text:style-name="P58">Proceso </text:p>
          </table:table-cell>
          <table:table-cell table:style-name="Tabla2.E3" table:number-columns-spanned="4" office:value-type="string">
            <text:p text:style-name="P37">El sistema debe mostrar por pantalla las opciones de iniciar sesión o crear cuenta.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58">Efecto colateral</text:p>
          </table:table-cell>
          <table:table-cell table:style-name="Tabla2.E3" table:number-columns-spanned="4" office:value-type="string">
            <text:p text:style-name="P37">No aplica</text:p>
          </table:table-cell>
          <table:covered-table-cell/>
          <table:covered-table-cell/>
          <table:covered-table-cell/>
        </table:table-row>
      </table:table>
      <text:p text:style-name="P20"/>
      <text:p text:style-name="P20"/>
      <text:p text:style-name="P17">3.2.2 Administración de Usuarios</text:p>
      <text:p text:style-name="P17"/>
      <text:p text:style-name="P17"/>
      <table:table table:name="Tabla4" table:style-name="Tabla4">
        <table:table-column table:style-name="Tabla4.A" table:number-columns-repeated="5"/>
        <table:table-header-rows>
          <table:table-row>
            <table:table-cell table:style-name="Tabla4.A1" table:number-columns-spanned="5" office:value-type="string">
              <text:p text:style-name="P28">SRS – Especificación de requerimiento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4.A2" office:value-type="string">
            <text:p text:style-name="P47">Código</text:p>
          </table:table-cell>
          <table:table-cell table:style-name="Tabla4.A2" table:number-columns-spanned="2" office:value-type="string">
            <text:p text:style-name="P47">Nombre</text:p>
          </table:table-cell>
          <table:covered-table-cell/>
          <table:table-cell table:style-name="Tabla4.A2" office:value-type="string">
            <text:p text:style-name="P47">Fecha</text:p>
          </table:table-cell>
          <table:table-cell table:style-name="Tabla4.E2" office:value-type="string">
            <text:p text:style-name="P9">Grado de Necesidad</text:p>
          </table:table-cell>
        </table:table-row>
        <table:table-row>
          <table:table-cell table:style-name="Tabla4.A3" office:value-type="string">
            <text:p text:style-name="P37">2</text:p>
          </table:table-cell>
          <table:table-cell table:style-name="Tabla4.A3" table:number-columns-spanned="2" office:value-type="string">
            <text:p text:style-name="P37">Log in</text:p>
          </table:table-cell>
          <table:covered-table-cell/>
          <table:table-cell table:style-name="Tabla4.A3" office:value-type="string">
            <text:p text:style-name="P37">12/04/2019</text:p>
          </table:table-cell>
          <table:table-cell table:style-name="Tabla4.E3" office:value-type="string">
            <text:p text:style-name="P37">Esencial</text:p>
          </table:table-cell>
        </table:table-row>
        <table:table-row>
          <table:table-cell table:style-name="Tabla4.A2" office:value-type="string">
            <text:p text:style-name="P53">Descripción</text:p>
          </table:table-cell>
          <table:table-cell table:style-name="Tabla4.E3" table:number-columns-spanned="4" office:value-type="string">
            <text:p text:style-name="P37">Permite al usuario ingresar a su cuenta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53">Entrada</text:p>
          </table:table-cell>
          <table:table-cell table:style-name="Tabla4.A2" office:value-type="string">
            <text:p text:style-name="P53">Fuente</text:p>
          </table:table-cell>
          <table:table-cell table:style-name="Tabla4.A2" office:value-type="string">
            <text:p text:style-name="P53">Salida</text:p>
          </table:table-cell>
          <table:table-cell table:style-name="Tabla4.A2" office:value-type="string">
            <text:p text:style-name="P53">Destino</text:p>
          </table:table-cell>
          <table:table-cell table:style-name="Tabla4.E2" office:value-type="string">
            <text:p text:style-name="P53">Restricción</text:p>
          </table:table-cell>
        </table:table-row>
        <table:table-row>
          <table:table-cell table:style-name="Tabla4.A3" office:value-type="string">
            <text:p text:style-name="P37">Usuario <text:span text:style-name="T9">registrado</text:span></text:p>
          </table:table-cell>
          <table:table-cell table:style-name="Tabla4.A3" office:value-type="string">
            <text:p text:style-name="P41">Formulario de ingreso de datos</text:p>
          </table:table-cell>
          <table:table-cell table:style-name="Tabla4.A3" office:value-type="string">
            <text:p text:style-name="P41">Cuenta del usuario</text:p>
          </table:table-cell>
          <table:table-cell table:style-name="Tabla4.A3" office:value-type="string">
            <text:p text:style-name="P37">Pantalla</text:p>
          </table:table-cell>
          <table:table-cell table:style-name="Tabla4.E3" office:value-type="string">
            <text:p text:style-name="P41">Ingreso correcto de los datos</text:p>
          </table:table-cell>
        </table:table-row>
        <table:table-row>
          <table:table-cell table:style-name="Tabla4.A2" office:value-type="string">
            <text:p text:style-name="P59">Proceso </text:p>
          </table:table-cell>
          <table:table-cell table:style-name="Tabla4.E3" table:number-columns-spanned="4" office:value-type="string">
            <text:p text:style-name="P37">El <text:span text:style-name="T9">usuario registrado ingresa los datos y estos se verifican en la base de datos.</text:span>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59">Efecto colateral</text:p>
          </table:table-cell>
          <table:table-cell table:style-name="Tabla4.E3" table:number-columns-spanned="4" office:value-type="string">
            <text:p text:style-name="P41">Si el usuario no ingresa correctamente sus datos no puede entrar a su cuenta.</text:p>
          </table:table-cell>
          <table:covered-table-cell/>
          <table:covered-table-cell/>
          <table:covered-table-cell/>
        </table:table-row>
      </table:table>
      <text:p text:style-name="P21"/>
      <text:p text:style-name="P21"/>
      <text:p text:style-name="P21"><text:soft-page-break/></text:p>
      <text:p text:style-name="P22"/>
      <table:table table:name="Tabla5" table:style-name="Tabla5">
        <table:table-column table:style-name="Tabla5.A" table:number-columns-repeated="5"/>
        <table:table-header-rows>
          <table:table-row>
            <table:table-cell table:style-name="Tabla5.A1" table:number-columns-spanned="5" office:value-type="string">
              <text:p text:style-name="P29">SRS – Especificación de requerimiento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5.A2" office:value-type="string">
            <text:p text:style-name="P48">Código</text:p>
          </table:table-cell>
          <table:table-cell table:style-name="Tabla5.A2" table:number-columns-spanned="2" office:value-type="string">
            <text:p text:style-name="P48">Nombre</text:p>
          </table:table-cell>
          <table:covered-table-cell/>
          <table:table-cell table:style-name="Tabla5.A2" office:value-type="string">
            <text:p text:style-name="P48">Fecha</text:p>
          </table:table-cell>
          <table:table-cell table:style-name="Tabla5.E2" office:value-type="string">
            <text:p text:style-name="P10">Grado de Necesidad</text:p>
          </table:table-cell>
        </table:table-row>
        <table:table-row>
          <table:table-cell table:style-name="Tabla5.A3" office:value-type="string">
            <text:p text:style-name="P42">3</text:p>
          </table:table-cell>
          <table:table-cell table:style-name="Tabla5.A3" table:number-columns-spanned="2" office:value-type="string">
            <text:p text:style-name="P41">Log up</text:p>
          </table:table-cell>
          <table:covered-table-cell/>
          <table:table-cell table:style-name="Tabla5.A3" office:value-type="string">
            <text:p text:style-name="P38">12/04/2019</text:p>
          </table:table-cell>
          <table:table-cell table:style-name="Tabla5.E3" office:value-type="string">
            <text:p text:style-name="P38">Esencial</text:p>
          </table:table-cell>
        </table:table-row>
        <table:table-row>
          <table:table-cell table:style-name="Tabla5.A2" office:value-type="string">
            <text:p text:style-name="P54">Descripción</text:p>
          </table:table-cell>
          <table:table-cell table:style-name="Tabla5.E3" table:number-columns-spanned="4" office:value-type="string">
            <text:p text:style-name="P41">El usuario no registrado puede crearse una cuenta.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54">Entrada</text:p>
          </table:table-cell>
          <table:table-cell table:style-name="Tabla5.A2" office:value-type="string">
            <text:p text:style-name="P54">Fuente</text:p>
          </table:table-cell>
          <table:table-cell table:style-name="Tabla5.A2" office:value-type="string">
            <text:p text:style-name="P54">Salida</text:p>
          </table:table-cell>
          <table:table-cell table:style-name="Tabla5.A2" office:value-type="string">
            <text:p text:style-name="P54">Destino</text:p>
          </table:table-cell>
          <table:table-cell table:style-name="Tabla5.E2" office:value-type="string">
            <text:p text:style-name="P54">Restricción</text:p>
          </table:table-cell>
        </table:table-row>
        <table:table-row>
          <table:table-cell table:style-name="Tabla5.A3" office:value-type="string">
            <text:p text:style-name="P41">Datos del usuario</text:p>
          </table:table-cell>
          <table:table-cell table:style-name="Tabla5.A3" office:value-type="string">
            <text:p text:style-name="P41">Formulario de ingreso de datos</text:p>
          </table:table-cell>
          <table:table-cell table:style-name="Tabla5.A3" office:value-type="string">
            <text:p text:style-name="P41">Confirmación por pantalla del usuario</text:p>
          </table:table-cell>
          <table:table-cell table:style-name="Tabla5.A3" office:value-type="string">
            <text:p text:style-name="P41">Base de datos</text:p>
          </table:table-cell>
          <table:table-cell table:style-name="Tabla5.E3" office:value-type="string">
            <text:p text:style-name="P41">Un alumno/graduado no podrá registrarse como profesor</text:p>
          </table:table-cell>
        </table:table-row>
        <table:table-row>
          <table:table-cell table:style-name="Tabla5.A2" office:value-type="string">
            <text:p text:style-name="P60">Proceso </text:p>
          </table:table-cell>
          <table:table-cell table:style-name="Tabla5.E3" table:number-columns-spanned="4" office:value-type="string">
            <text:p text:style-name="P38">El <text:span text:style-name="T9">usuario registrado ingresa los datos y estos se almacenan en la base de datos.</text:span>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60">Efecto colateral</text:p>
          </table:table-cell>
          <table:table-cell table:style-name="Tabla5.E3" table:number-columns-spanned="4" office:value-type="string">
            <text:p text:style-name="P41">No aplica.</text:p>
          </table:table-cell>
          <table:covered-table-cell/>
          <table:covered-table-cell/>
          <table:covered-table-cell/>
        </table:table-row>
      </table:table>
      <text:p text:style-name="P22"/>
      <text:p text:style-name="P22"/>
      <text:p text:style-name="P18">Administración de acciones</text:p>
      <text:p text:style-name="P18"/>
      <text:p text:style-name="P18"/>
      <table:table table:name="Tabla6" table:style-name="Tabla6">
        <table:table-column table:style-name="Tabla6.A" table:number-columns-repeated="5"/>
        <table:table-header-rows>
          <table:table-row>
            <table:table-cell table:style-name="Tabla6.A1" table:number-columns-spanned="5" office:value-type="string">
              <text:p text:style-name="P29">SRS – Especificación de requerimiento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6.A2" office:value-type="string">
            <text:p text:style-name="P48">Código</text:p>
          </table:table-cell>
          <table:table-cell table:style-name="Tabla6.A2" table:number-columns-spanned="2" office:value-type="string">
            <text:p text:style-name="P48">Nombre</text:p>
          </table:table-cell>
          <table:covered-table-cell/>
          <table:table-cell table:style-name="Tabla6.A2" office:value-type="string">
            <text:p text:style-name="P48">Fecha</text:p>
          </table:table-cell>
          <table:table-cell table:style-name="Tabla6.E2" office:value-type="string">
            <text:p text:style-name="P10">Grado de Necesidad</text:p>
          </table:table-cell>
        </table:table-row>
        <table:table-row>
          <table:table-cell table:style-name="Tabla6.A3" office:value-type="string">
            <text:p text:style-name="P42">4</text:p>
          </table:table-cell>
          <table:table-cell table:style-name="Tabla6.A3" table:number-columns-spanned="2" office:value-type="string">
            <text:p text:style-name="P42">Choose</text:p>
          </table:table-cell>
          <table:covered-table-cell/>
          <table:table-cell table:style-name="Tabla6.A3" office:value-type="string">
            <text:p text:style-name="P38">12/04/2019</text:p>
          </table:table-cell>
          <table:table-cell table:style-name="Tabla6.E3" office:value-type="string">
            <text:p text:style-name="P38">Esencial</text:p>
          </table:table-cell>
        </table:table-row>
        <table:table-row>
          <table:table-cell table:style-name="Tabla6.A2" office:value-type="string">
            <text:p text:style-name="P54">Descripción</text:p>
          </table:table-cell>
          <table:table-cell table:style-name="Tabla6.E3" table:number-columns-spanned="4" office:value-type="string">
            <text:p text:style-name="P38">Permite al <text:span text:style-name="T9">usuario elegir una opción de respuesta a preguntas de cada área en su respectivo nivel.</text:span>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54">Entrada</text:p>
          </table:table-cell>
          <table:table-cell table:style-name="Tabla6.A2" office:value-type="string">
            <text:p text:style-name="P54">Fuente</text:p>
          </table:table-cell>
          <table:table-cell table:style-name="Tabla6.A2" office:value-type="string">
            <text:p text:style-name="P54">Salida</text:p>
          </table:table-cell>
          <table:table-cell table:style-name="Tabla6.A2" office:value-type="string">
            <text:p text:style-name="P54">Destino</text:p>
          </table:table-cell>
          <table:table-cell table:style-name="Tabla6.E2" office:value-type="string">
            <text:p text:style-name="P54">Restricción</text:p>
          </table:table-cell>
        </table:table-row>
        <table:table-row>
          <table:table-cell table:style-name="Tabla6.A3" office:value-type="string">
            <text:p text:style-name="P42">Alumno</text:p>
          </table:table-cell>
          <table:table-cell table:style-name="Tabla6.A3" office:value-type="string">
            <text:p text:style-name="P42">Listado de preguntas de la base de datos</text:p>
          </table:table-cell>
          <table:table-cell table:style-name="Tabla6.A3" office:value-type="string">
            <text:p text:style-name="P42">Calificación y posible aumento de nivel</text:p>
          </table:table-cell>
          <table:table-cell table:style-name="Tabla6.A3" office:value-type="string">
            <text:p text:style-name="P38">Pantalla</text:p>
          </table:table-cell>
          <table:table-cell table:style-name="Tabla6.E3" office:value-type="string">
            <text:p text:style-name="P42">Elegir una opción antes del tiempo especificado</text:p>
          </table:table-cell>
        </table:table-row>
        <table:table-row>
          <table:table-cell table:style-name="Tabla6.A2" office:value-type="string">
            <text:p text:style-name="P60">Proceso </text:p>
          </table:table-cell>
          <table:table-cell table:style-name="Tabla6.E3" table:number-columns-spanned="4" office:value-type="string">
            <text:p text:style-name="P42">El sistema consultara al alumno el tiempo en el que desea responder. Luego se visualizara la pregunta, y las opciones de respuesta, junto con la opción de elegir una de ellas o pasar la pregunta.</text:p>
          </table:table-cell>
          <table:covered-table-cell/>
          <table:covered-table-cell/>
          <table:covered-table-cell/>
        </table:table-row>
        <table:table-row table:style-name="Tabla6.8">
          <table:table-cell table:style-name="Tabla6.A2" office:value-type="string">
            <text:p text:style-name="P60">Efecto colateral</text:p>
          </table:table-cell>
          <table:table-cell table:style-name="Tabla6.E3" table:number-columns-spanned="4" office:value-type="string">
            <text:p text:style-name="P42">No aplica.</text:p>
          </table:table-cell>
          <table:covered-table-cell/>
          <table:covered-table-cell/>
          <table:covered-table-cell/>
        </table:table-row>
      </table:table>
      <text:p text:style-name="P22"/>
      <text:p text:style-name="P22"/>
      <text:p text:style-name="P23"/>
      <table:table table:name="Tabla7" table:style-name="Tabla7">
        <table:table-column table:style-name="Tabla7.A" table:number-columns-repeated="5"/>
        <table:table-header-rows>
          <table:table-row>
            <table:table-cell table:style-name="Tabla7.A1" table:number-columns-spanned="5" office:value-type="string">
              <text:p text:style-name="P30">SRS – Especificación de requerimiento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7.A2" office:value-type="string">
            <text:p text:style-name="P49">Código</text:p>
          </table:table-cell>
          <table:table-cell table:style-name="Tabla7.A2" table:number-columns-spanned="2" office:value-type="string">
            <text:p text:style-name="P49">Nombre</text:p>
          </table:table-cell>
          <table:covered-table-cell/>
          <table:table-cell table:style-name="Tabla7.A2" office:value-type="string">
            <text:p text:style-name="P49">Fecha</text:p>
          </table:table-cell>
          <table:table-cell table:style-name="Tabla7.E2" office:value-type="string">
            <text:p text:style-name="P11">Grado de Necesidad</text:p>
          </table:table-cell>
        </table:table-row>
        <table:table-row>
          <table:table-cell table:style-name="Tabla7.A3" office:value-type="string">
            <text:p text:style-name="P42">5</text:p>
          </table:table-cell>
          <table:table-cell table:style-name="Tabla7.A3" table:number-columns-spanned="2" office:value-type="string">
            <text:p text:style-name="P42">Load</text:p>
          </table:table-cell>
          <table:covered-table-cell/>
          <table:table-cell table:style-name="Tabla7.A3" office:value-type="string">
            <text:p text:style-name="P39">12/04/2019</text:p>
          </table:table-cell>
          <table:table-cell table:style-name="Tabla7.E3" office:value-type="string">
            <text:p text:style-name="P39">Esencial</text:p>
          </table:table-cell>
        </table:table-row>
        <table:table-row>
          <table:table-cell table:style-name="Tabla7.A2" office:value-type="string">
            <text:p text:style-name="P55">Descripción</text:p>
          </table:table-cell>
          <table:table-cell table:style-name="Tabla7.E3" table:number-columns-spanned="4" office:value-type="string">
            <text:p text:style-name="P39">Permite a <text:span text:style-name="T10">los profesores cargar preguntas.</text:span>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55">Entrada</text:p>
          </table:table-cell>
          <table:table-cell table:style-name="Tabla7.A2" office:value-type="string">
            <text:p text:style-name="P55">Fuente</text:p>
          </table:table-cell>
          <table:table-cell table:style-name="Tabla7.A2" office:value-type="string">
            <text:p text:style-name="P55">Salida</text:p>
          </table:table-cell>
          <table:table-cell table:style-name="Tabla7.A2" office:value-type="string">
            <text:p text:style-name="P55">Destino</text:p>
          </table:table-cell>
          <table:table-cell table:style-name="Tabla7.E2" office:value-type="string">
            <text:p text:style-name="P55">Restricción</text:p>
          </table:table-cell>
        </table:table-row>
        <text:soft-page-break/>
        <table:table-row>
          <table:table-cell table:style-name="Tabla7.A3" office:value-type="string">
            <text:p text:style-name="P42">Profesor</text:p>
          </table:table-cell>
          <table:table-cell table:style-name="Tabla7.A3" office:value-type="string">
            <text:p text:style-name="P42">Entrada de texto</text:p>
          </table:table-cell>
          <table:table-cell table:style-name="Tabla7.A3" office:value-type="string">
            <text:p text:style-name="P42">Tabla correspondiente en la base de datos</text:p>
          </table:table-cell>
          <table:table-cell table:style-name="Tabla7.A3" office:value-type="string">
            <text:p text:style-name="P39">Pantalla</text:p>
          </table:table-cell>
          <table:table-cell table:style-name="Tabla7.E3" office:value-type="string">
            <text:p text:style-name="P42">Solo los profesores podrán acceder a esta función. A cada pregunta le corresponde 1 respuesta correcta y 3 incorrectas.</text:p>
          </table:table-cell>
        </table:table-row>
        <table:table-row>
          <table:table-cell table:style-name="Tabla7.A2" office:value-type="string">
            <text:p text:style-name="P61">Proceso </text:p>
          </table:table-cell>
          <table:table-cell table:style-name="Tabla7.E3" table:number-columns-spanned="4" office:value-type="string">
            <text:p text:style-name="P39">El <text:span text:style-name="T10">sistema lista las áreas, luego de elegir una, aparecen los campos a llenar para cargar la pregunta.</text:span>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61">Efecto colateral</text:p>
          </table:table-cell>
          <table:table-cell table:style-name="Tabla7.E3" table:number-columns-spanned="4" office:value-type="string">
            <text:p text:style-name="P44">No aplica.</text:p>
          </table:table-cell>
          <table:covered-table-cell/>
          <table:covered-table-cell/>
          <table:covered-table-cell/>
        </table:table-row>
      </table:table>
      <text:p text:style-name="P23"/>
      <text:p text:style-name="P23"/>
      <text:p text:style-name="P24"/>
      <table:table table:name="Tabla8" table:style-name="Tabla8">
        <table:table-column table:style-name="Tabla8.A" table:number-columns-repeated="5"/>
        <table:table-header-rows>
          <table:table-row>
            <table:table-cell table:style-name="Tabla8.A1" table:number-columns-spanned="5" office:value-type="string">
              <text:p text:style-name="P31">SRS – Especificación de requerimientos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8.A2" office:value-type="string">
            <text:p text:style-name="P50">Código</text:p>
          </table:table-cell>
          <table:table-cell table:style-name="Tabla8.A2" table:number-columns-spanned="2" office:value-type="string">
            <text:p text:style-name="P50">Nombre</text:p>
          </table:table-cell>
          <table:covered-table-cell/>
          <table:table-cell table:style-name="Tabla8.A2" office:value-type="string">
            <text:p text:style-name="P50">Fecha</text:p>
          </table:table-cell>
          <table:table-cell table:style-name="Tabla8.E2" office:value-type="string">
            <text:p text:style-name="P12">Grado de Necesidad</text:p>
          </table:table-cell>
        </table:table-row>
        <table:table-row>
          <table:table-cell table:style-name="Tabla8.A3" office:value-type="string">
            <text:p text:style-name="P44">6</text:p>
          </table:table-cell>
          <table:table-cell table:style-name="Tabla8.A3" table:number-columns-spanned="2" office:value-type="string">
            <text:p text:style-name="P44">Statistics</text:p>
          </table:table-cell>
          <table:covered-table-cell/>
          <table:table-cell table:style-name="Tabla8.A3" office:value-type="string">
            <text:p text:style-name="P40">12/04/2019</text:p>
          </table:table-cell>
          <table:table-cell table:style-name="Tabla8.E3" office:value-type="string">
            <text:p text:style-name="P40">Esencial</text:p>
          </table:table-cell>
        </table:table-row>
        <table:table-row>
          <table:table-cell table:style-name="Tabla8.A2" office:value-type="string">
            <text:p text:style-name="P56">Descripción</text:p>
          </table:table-cell>
          <table:table-cell table:style-name="Tabla8.E3" table:number-columns-spanned="4" office:value-type="string">
            <text:p text:style-name="P40">Permite a <text:span text:style-name="T10">los profesores visualizar las estadisticas.</text:span>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56">Entrada</text:p>
          </table:table-cell>
          <table:table-cell table:style-name="Tabla8.A2" office:value-type="string">
            <text:p text:style-name="P56">Fuente</text:p>
          </table:table-cell>
          <table:table-cell table:style-name="Tabla8.A2" office:value-type="string">
            <text:p text:style-name="P56">Salida</text:p>
          </table:table-cell>
          <table:table-cell table:style-name="Tabla8.A2" office:value-type="string">
            <text:p text:style-name="P56">Destino</text:p>
          </table:table-cell>
          <table:table-cell table:style-name="Tabla8.E2" office:value-type="string">
            <text:p text:style-name="P56">Restricción</text:p>
          </table:table-cell>
        </table:table-row>
        <table:table-row>
          <table:table-cell table:style-name="Tabla8.A3" office:value-type="string">
            <text:p text:style-name="P43">Profesor</text:p>
          </table:table-cell>
          <table:table-cell table:style-name="Tabla8.A3" office:value-type="string">
            <text:p text:style-name="P44">Listado de estadísticas</text:p>
          </table:table-cell>
          <table:table-cell table:style-name="Tabla8.A3" office:value-type="string">
            <text:p text:style-name="P44">Estadística seleccionada </text:p>
          </table:table-cell>
          <table:table-cell table:style-name="Tabla8.A3" office:value-type="string">
            <text:p text:style-name="P40">Pantalla</text:p>
          </table:table-cell>
          <table:table-cell table:style-name="Tabla8.E3" office:value-type="string">
            <text:p text:style-name="P43">Solo los profesores podrán acceder a esta función. </text:p>
          </table:table-cell>
        </table:table-row>
        <table:table-row>
          <table:table-cell table:style-name="Tabla8.A2" office:value-type="string">
            <text:p text:style-name="P62">Proceso </text:p>
          </table:table-cell>
          <table:table-cell table:style-name="Tabla8.E3" table:number-columns-spanned="4" office:value-type="string">
            <text:p text:style-name="P44">El sistema listara los tipos de estadística disponibles. Luego, el usuario podrá elegir una para visualizar.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62">Efecto colateral</text:p>
          </table:table-cell>
          <table:table-cell table:style-name="Tabla8.E3" table:number-columns-spanned="4" office:value-type="string">
            <text:p text:style-name="P43">No aplica.</text:p>
          </table:table-cell>
          <table:covered-table-cell/>
          <table:covered-table-cell/>
          <table:covered-table-cell/>
        </table:table-row>
      </table:table>
      <text:p text:style-name="P24"/>
      <text:p text:style-name="P24"/>
      <text:p text:style-name="P24"/>
      <text:p text:style-name="P19">3.2.4 Requisitos de desarrollo</text:p>
      <text:p text:style-name="P19"/>
      <text:p text:style-name="P19">3.2.5 Requisitos del banco de datos lógico</text:p>
      <text:p text:style-name="P19"/>
      <text:p text:style-name="P19">3.2.6 Atributos del software del siste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2:23:14.367720306</meta:creation-date>
    <dc:date>2019-04-30T17:52:02.399668213</dc:date>
    <meta:editing-duration>PT5M19S</meta:editing-duration>
    <meta:editing-cycles>2</meta:editing-cycles>
    <meta:generator>LibreOffice/6.0.7.3$Linux_X86_64 LibreOffice_project/00m0$Build-3</meta:generator>
    <meta:document-statistic meta:table-count="8" meta:image-count="0" meta:object-count="0" meta:page-count="8" meta:paragraph-count="301" meta:word-count="990" meta:character-count="6787" meta:non-whitespace-character-count="5679"/>
  </office:meta>
</office:document-meta>
</file>